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middle" draw:auto-grow-height="true" draw:auto-grow-width="false" fo:min-height="0.276cm" loext:decorative="false"/>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in-height="0.455cm" loext:decorative="false"/>
      <style:paragraph-properties style:writing-mode="lr-tb"/>
    </style:style>
    <style:style style:name="gr3" style:family="graphic" style:parent-style-name="standard">
      <style:graphic-properties draw:stroke="none" svg:stroke-color="#000000" draw:fill="none" draw:fill-color="#ffffff" draw:textarea-vertical-align="middle" draw:auto-grow-height="true" draw:auto-grow-width="false" fo:min-height="0.955cm" loext:decorative="false"/>
      <style:paragraph-properties style:writing-mode="lr-tb"/>
    </style:style>
    <style:style style:name="gr4" style:family="graphic" style:parent-style-name="standard">
      <style:graphic-properties draw:stroke="none" draw:fill-color="#168253" draw:opacity="50%" draw:textarea-horizontal-align="justify" draw:textarea-vertical-align="middle" draw:auto-grow-height="false" fo:min-height="6cm" fo:min-width="7.25cm" loext:decorative="false"/>
    </style:style>
    <style:style style:name="gr5" style:family="graphic" style:parent-style-name="standard">
      <style:graphic-properties draw:stroke="none" draw:fill-color="#3465a4" draw:opacity="50%" draw:textarea-horizontal-align="justify" draw:textarea-vertical-align="middle" draw:auto-grow-height="false" fo:min-height="6cm" fo:min-width="7.25cm" loext:decorative="false"/>
    </style:style>
    <style:style style:name="gr6" style:family="graphic" style:parent-style-name="standard">
      <style:graphic-properties draw:stroke="dash" draw:stroke-dash="Long_20_Dash_20__28_Rounded_29_" svg:stroke-width="0.037cm" svg:stroke-color="#000000" draw:stroke-linejoin="round" svg:stroke-linecap="round" draw:fill="none" fo:padding-top="0.018cm" fo:padding-bottom="0.018cm" fo:padding-left="0.018cm" fo:padding-right="0.018cm" loext:decorative="false"/>
    </style:style>
    <style:style style:name="gr7" style:family="graphic" style:parent-style-name="standard">
      <style:graphic-properties draw:stroke="solid" svg:stroke-width="0.037cm" svg:stroke-color="#666666" draw:stroke-linejoin="round" svg:stroke-linecap="butt" draw:fill="none" fo:padding-top="0.018cm" fo:padding-bottom="0.018cm" fo:padding-left="0.018cm" fo:padding-right="0.018cm" loext:decorative="false"/>
    </style:style>
    <style:style style:name="gr8" style:family="graphic" style:parent-style-name="standard">
      <style:graphic-properties draw:stroke="none" draw:fill-color="#168253" draw:opacity="55%" draw:textarea-horizontal-align="justify" draw:textarea-vertical-align="middle" draw:auto-grow-height="false" fo:min-height="6cm" fo:min-width="7.25cm" loext:decorative="false"/>
    </style:style>
    <style:style style:name="gr9" style:family="graphic" style:parent-style-name="standard">
      <style:graphic-properties draw:stroke="solid" svg:stroke-width="0.053cm" svg:stroke-color="#3465a4" draw:marker-start-width="0.224cm" draw:marker-end-width="0.224cm" draw:stroke-linejoin="round" svg:stroke-linecap="butt" draw:fill="none" fo:padding-top="0.026cm" fo:padding-bottom="0.026cm" fo:padding-left="0.026cm" fo:padding-right="0.026cm" loext:decorative="false"/>
    </style:style>
    <style:style style:name="gr10" style:family="graphic" style:parent-style-name="standard">
      <style:graphic-properties draw:stroke="solid" svg:stroke-width="0.053cm" svg:stroke-color="#168253" draw:marker-start-width="0.224cm" draw:marker-end-width="0.224cm" draw:stroke-linejoin="round" svg:stroke-linecap="butt" draw:fill="none" fo:padding-top="0.026cm" fo:padding-bottom="0.026cm" fo:padding-left="0.026cm" fo:padding-right="0.026cm" loext:decorative="false"/>
    </style:style>
    <style:style style:name="gr11" style:family="graphic">
      <style:graphic-properties style:writing-mode="lr-tb" loext:decorative="false"/>
    </style:style>
    <style:style style:name="gr12" style:family="graphic" style:parent-style-name="standard">
      <style:graphic-properties svg:stroke-width="0.035cm" svg:stroke-color="#3465a4" draw:marker-start-width="0.252cm" draw:marker-end-width="0.252cm" draw:fill="solid" draw:fill-color="#3465a4" loext:fill-use-slide-background="false" draw:opacity="50%" draw:textarea-horizontal-align="justify" draw:textarea-vertical-align="middle" draw:auto-grow-height="false" fo:min-height="0.466cm" fo:min-width="0.466cm" fo:padding-top="0.017cm" fo:padding-bottom="0.017cm" fo:padding-left="0.017cm" fo:padding-right="0.017cm" loext:decorative="false"/>
    </style:style>
    <style:style style:name="gr13" style:family="graphic" style:parent-style-name="standard">
      <style:graphic-properties draw:stroke="none" svg:stroke-color="#000000" draw:fill="none" draw:fill-color="#ffffff" draw:textarea-vertical-align="middle" draw:auto-grow-height="true" draw:auto-grow-width="false" fo:min-height="0.705cm" loext:decorative="false"/>
      <style:paragraph-properties style:writing-mode="lr-tb"/>
    </style:style>
    <style:style style:name="gr14" style:family="graphic" style:parent-style-name="standard">
      <style:graphic-properties svg:stroke-width="0.035cm" svg:stroke-color="#168253" draw:marker-start-width="0.252cm" draw:marker-end-width="0.252cm" draw:fill="solid" draw:fill-color="#168253" loext:fill-use-slide-background="false" draw:opacity="50%" draw:textarea-horizontal-align="justify" draw:textarea-vertical-align="middle" draw:auto-grow-height="false" fo:min-height="0.466cm" fo:min-width="0.466cm" fo:padding-top="0.017cm" fo:padding-bottom="0.017cm" fo:padding-left="0.017cm" fo:padding-right="0.017cm" loext:decorative="false"/>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666666" loext:opacity="100%" style:font-name="Arial" fo:font-size="7pt" fo:font-style="normal" style:font-size-asian="7pt" style:font-style-asian="normal" style:font-size-complex="7pt" style:font-style-complex="normal"/>
    </style:style>
    <style:style style:name="P3" style:family="paragraph">
      <loext:graphic-properties draw:fill="none" draw:fill-color="#ffffff"/>
      <style:text-properties fo:color="#000000" loext:opacity="100%" style:font-name="Arial" fo:font-size="7pt" style:font-size-asian="7pt" style:font-size-complex="7pt"/>
    </style:style>
    <style:style style:name="P4" style:family="paragraph">
      <loext:graphic-properties draw:fill-color="#168253" draw:opacity="50%"/>
      <style:paragraph-properties fo:text-align="center"/>
    </style:style>
    <style:style style:name="P5" style:family="paragraph">
      <loext:graphic-properties draw:fill-color="#3465a4" draw:opacity="50%"/>
      <style:paragraph-properties fo:text-align="center"/>
    </style:style>
    <style:style style:name="P6" style:family="paragraph">
      <loext:graphic-properties draw:fill="none"/>
    </style:style>
    <style:style style:name="P7" style:family="paragraph">
      <loext:graphic-properties draw:fill-color="#168253" draw:opacity="55%"/>
      <style:paragraph-properties fo:text-align="center"/>
    </style:style>
    <style:style style:name="P8" style:family="paragraph">
      <loext:graphic-properties draw:fill="solid" draw:fill-color="#3465a4" draw:opacity="50%"/>
      <style:paragraph-properties fo:text-align="center"/>
    </style:style>
    <style:style style:name="P9" style:family="paragraph">
      <loext:graphic-properties draw:fill="none" draw:fill-color="#ffffff"/>
      <style:text-properties fo:color="#666666" loext:opacity="100%" style:font-name="Arial" fo:font-size="8pt" style:font-size-asian="8pt" style:font-size-complex="8pt"/>
    </style:style>
    <style:style style:name="P10" style:family="paragraph">
      <loext:graphic-properties draw:fill="solid" draw:fill-color="#168253" draw:opacity="50%"/>
      <style:paragraph-properties fo:text-align="center"/>
    </style:style>
    <style:style style:name="T1" style:family="text">
      <style:text-properties fo:color="#666666" loext:opacity="100%" style:font-name="Arial" fo:font-size="7pt" fo:font-style="normal" style:font-size-asian="7pt" style:font-style-asian="normal" style:font-size-complex="7pt" style:font-style-complex="normal"/>
    </style:style>
    <style:style style:name="T2" style:family="text">
      <style:text-properties fo:color="#000000" loext:opacity="100%" style:font-name="Arial" fo:font-size="7pt" style:font-size-asian="7pt" style:font-size-complex="7pt"/>
    </style:style>
    <style:style style:name="T3" style:family="text">
      <style:text-properties fo:color="#666666" loext:opacity="100%" style:font-name="Arial" fo:font-size="8pt" style:font-size-asian="8pt" style:font-size-complex="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frame draw:style-name="gr1" draw:text-style-name="P2" draw:layer="layout" svg:width="5.004cm" svg:height="0.526cm" svg:x="1.096cm" svg:y="4.443cm">
          <draw:text-box>
            <text:p text:style-name="P1"><text:span text:style-name="T1">Climatic dimension 1</text:span></text:p>
          </draw:text-box>
        </draw:frame>
        <draw:frame draw:style-name="gr2" draw:text-style-name="P2" draw:layer="layout" svg:width="4cm" svg:height="0.705cm" draw:transform="rotate (1.5707963267949) translate (0.375cm 4.4cm)">
          <draw:text-box>
            <text:p text:style-name="P1"><text:span text:style-name="T1">Climatic dimension 2</text:span></text:p>
          </draw:text-box>
        </draw:frame>
        <draw:frame draw:style-name="gr3" draw:text-style-name="P3" draw:layer="layout" svg:width="2.85cm" svg:height="1.205cm" svg:x="4.15cm" svg:y="0.25cm">
          <draw:text-box>
            <text:p><text:span text:style-name="T2">Current </text:span></text:p>
            <text:p><text:span text:style-name="T2">climate domain</text:span></text:p>
          </draw:text-box>
        </draw:frame>
        <draw:path draw:style-name="gr4" draw:text-style-name="P4" draw:layer="layout" svg:width="2.293cm" svg:height="2.935cm" svg:x="2.826cm" svg:y="0.67cm" svg:viewBox="0 0 2294 2936" svg:d="M503 432l-52-18-52-9-1-1h-19l-33-2h-1l-11 2-41 5c0 0 0 1-1 1l-51 18c-1 0-1 0-2 0l-38 22-13 7-51 27c-1 0-1 0-1 0l-21 12-31 14-51 30h-1l-1 1-6 4-3-44c0-1 0-1 0-1l-8-45-9-45-5-45v-45l3-46 4-45 6-45 8-45 8-45 11-43v-1l39-44 9-6 49 1 14 6 35 18 40 27 11 9 38 36 14 13 28 32 23 26 13 18 26 46 12 22 9 22 22 46v1l22 30 11 15c0 1 0 1 0 1l41 34 13 12 39 28 16 16 9 11-17-12v-1l-16-7-36-18-3 5zM393 2487l6 12 22 45c0 1 0 1 0 1l23 38 4 6 22 46 26 44c0 1 0 1 0 1l21 45c0 1 0 1 0 1l31 44c0 1 0 1 1 1 0 1 0 1 0 2l52 43h1v1l5 2v1l48 20h1l51 7h1 52l52-3h51l52-1c1 0 1 0 1 0l52-7h1l51-13 18-3 34-7 52-10h1l51-17h1l25-12 26-12h1v-1l52-33h1l51-38 9-8 42-33 16-12 36-29h1l18-17 34-32 13-13 39-41 4-4 47-45h1c0-1 0-1 0-1l51-44c1-1 1-1 1-1l50-45c1 0 2 0 2 0l45-46v-1l6-7 30-38v-1l22-42 2-3v-1l22-45 1-1 13-45v-1l8-45c0-1 0-1 0-1l2-45-1-46-2-45c0-1 0-1 0-1l-7-45v-1l-11-46-17-45h-1l-8-20-9-26-15-45-17-45-11-29-3-16-10-45-10-46-12-45-12-45v-1l-4-11-7-33h-1l-13-46-17-46-14-33-5-12-13-45v-1l-17-45v-1l-18-34-5-11c0-1 0-1 0-1l-31-45v-1l-16-17v-1l-24-27c0 0-1 0-1-1l-28-25c0-1 0-1 0-1l-22-19c-1 0-1 0-1 0l-29-21c0-1 0-1-1-1l-38-24-13-8-52-33-6-4-45-34-17-11-34-26c-1 0-1 0-1 0 0-1 0-1 0-1l-36-19-16-11h-1l-51-23-1-1-47-11-5-1-52-12-51-16-40-16-11-5-43-23 36-6 5-2 51-16 51-10 50 7 51 21h1l51 17h1l51 13c1 0 1 0 1 0l52 5h1 1l52-11c0-1 0-1 0-1l53-23c1-1 1-1 1-2l51-35 19-9c1 0 1 0 1 0l30-21 48 3 26 18 25 15 27 29 24 28 11 17 30 45 10 16 20 30 29 45 2 3c0 0 1 0 1 1l34 43 17 20c1 1 1 1 2 1l27 24c1 0 1 0 1 0l23 19c1 0 1 0 1 1 1 0 1 0 1 0l51 26 51 27 23 18 28 23 19 22 33 40 2 4 27 45 15 44 6 39 1 6 5 45 4 46 5 45c0 1 1 1 1 1l10 45v1l16 45 10 27 9 19 20 45 18 45 5 15 11 30 14 45 9 45 8 46 9 45v3l12 43 12 45 9 45 5 45 2 44-4 45-6 45-7 46-7 45-5 45-6 46-5 27-2 19-11 44-14 45-22 44-2 4-21 42-21 46-10 20v1l-9 24-20 45-22 31-10 13-39 30-40 14-11 3-51 6-51 2c-1 0-2 0-2 0l-51 13c-1 0-1 0-1 0l-47 22-6 2-51 29-33 14h-1l-17 8-51 16-52 9-50 3-51-6-51-21-14-9h-1l-36-21-41-24c-1 0-1 0-1 0l-10-6c-1 0-1 0-1 0l-52-14c0-1-1-1-1-1l-52-1h-1l-52 8-51 9-51 4h-2l-50 1h-1l-52 1-52 6-51 7-52 8-52 5-51-2-50-12-28-13v-1l-23-9-49-34-1-2-41-44-10-15-20-29-24-46-8-15v-1l-16-29-20-45-13-44-2-11-9-34-1-10z">
          <text:p/>
        </draw:path>
        <draw:path draw:style-name="gr5" draw:text-style-name="P5" draw:layer="layout" svg:width="1.627cm" svg:height="2.015cm" svg:x="2.072cm" svg:y="1.14cm" svg:viewBox="0 0 1628 2016" svg:d="M1417 125l-14-19v-1l-17-25-32-46-2-3-27-31 36 26v1h1l46 45 5 5 42 40 9 7 52 36 1 2 50 27 29 18 23 12 9 5-13 2-53-1h-1l-29-7h-1l-21-8c-1 0-1 0-2 0l-52-37c-1 0-1 0-1-1l-2-2zM777 76v1l-4 45-6 46-8 45-8 46-5 44 1 45 11 44 19 45 14 23 18 21 34 39 4 7 36 45 11 14c1 0 1 0 1 0l19 32 29 45 4 7 18 39 23 45 10 21c1 0 1 0 1 0l10 25 15 46h1l10 46 6 45v1l5 45 5 42v4l6 44 7 46 7 45v1l7 45 6 45 5 45 5 46 4 45 5 45v1l5 45 8 45 9 45 7 45c0 1 0 1 0 1l5 45v1l2 45-2 46-1 45-2 45v46l2 45 3 45 6 35-20-32h-1l-25-46-5-10-27-34-25-30-15-15-36-30-18-15-33-28-21-17-32-30-18-16-33-29-21-16-30-22-32-23-20-14-46-32-5-3-52-26-29-15-23-13h-1l-42-33v-1l-10-9v-1l-32-35c0-1 0-1 0-1l-20-29-15-16-36-44h-1l-1-1-46-46h-1l-4-5-33-40c0-1 0-1 0-1l-19-29-11-16v-1l-25-45v-1l-15-45c0 0 0-1 0-2l3-46v-1l16-45c0-1 0-1 1-2l25-45 6-10 15-34 16-45 7-44-8-43-29-37-8-5-41-17-51-5-52-1h-1l-52-16h-1l-10-7c0 0 0-1-1-1l-42-45c0-1 0-1 0-2l-1-1-24-44v-1l-17-45c0-1 0-1 0-1l-11-41-1-3c0-1 0-1 0-2l-5-45v-1-1l6-36v-1l1-8c0-1 1-1 1-1l20-46 1-1v-1l29-39 3-5 27-45 22-39 3-6 20-45v-1l29-45 1-1 39-45c1-1 1-1 1-1l12-10 52-30c1 0 1 0 2 0l23-6 28-9c1 0 1 0 2 0l52-2c1 0 1 0 1 0l36 11 16 3c1 0 1 0 1 1l52 29 19 12 32 19 51 13h50l50-16 29-16 22-14 43-27z">
          <text:p/>
        </draw:path>
        <draw:polygon draw:style-name="gr6" draw:text-style-name="P6" draw:layer="layout" svg:width="4.82cm" svg:height="3.498cm" svg:x="1.277cm" svg:y="0.511cm" svg:viewBox="0 0 4821 3499" draw:points="1842,17 1789,5 1738,0 1686,1 1634,10 1594,24 1582,27 1531,44 1488,70 1479,74 1427,105 1407,115 1375,128 1324,135 1272,133 1220,131 1168,135 1117,149 1096,160 1065,177 1032,206 1013,226 989,251 961,268 910,290 885,296 858,300 806,304 754,311 703,323 655,342 651,343 599,362 558,387 547,394 500,432 496,438 460,477 444,513 438,523 421,569 416,614 416,659 416,705 412,750 406,795 400,840 392,882 391,886 361,931 340,955 319,977 288,1003 268,1022 237,1051 220,1068 185,1106 179,1113 143,1158 133,1179 118,1203 103,1249 97,1295 95,1340 92,1385 86,1431 82,1473 81,1476 71,1521 64,1566 60,1612 60,1658 64,1703 73,1748 82,1792 82,1793 83,1839 82,1858 77,1884 63,1929 50,1975 40,2020 34,2066 30,2102 28,2111 18,2156 10,2202 4,2247 0,2292 1,2338 5,2383 15,2428 28,2473 30,2478 37,2519 47,2565 64,2610 82,2640 86,2655 105,2701 131,2746 133,2750 146,2791 162,2836 179,2882 185,2895 193,2927 212,2973 237,3009 241,3018 272,3064 288,3082 308,3109 340,3142 350,3154 392,3197 395,3199 438,3245 444,3250 482,3290 496,3302 538,3335 547,3342 599,3375 611,3381 651,3404 703,3422 719,3426 754,3441 806,3456 858,3464 910,3470 927,3471 961,3479 1013,3488 1065,3494 1117,3498 1168,3499 1220,3497 1272,3492 1324,3482 1360,3471 1375,3469 1427,3460 1479,3446 1526,3426 1531,3425 1582,3411 1634,3390 1651,3381 1686,3371 1738,3353 1778,3335 1789,3333 1842,3320 1893,3302 1918,3290 1945,3283 1997,3266 2041,3245 2049,3243 2100,3230 2152,3218 2204,3210 2256,3211 2307,3218 2359,3226 2411,3233 2463,3239 2514,3243 2525,3245 2566,3256 2618,3267 2670,3276 2721,3283 2773,3289 2785,3290 2825,3302 2877,3316 2928,3328 2968,3335 2980,3340 3032,3359 3084,3371 3135,3380 3143,3381 3187,3395 3239,3405 3291,3411 3342,3414 3394,3414 3446,3411 3498,3405 3549,3394 3588,3381 3601,3378 3653,3365 3705,3343 3719,3335 3756,3324 3808,3306 3858,3290 3860,3289 3912,3285 3964,3282 4015,3278 4067,3274 4119,3269 4171,3262 4222,3255 4275,3247 4286,3245 4326,3242 4378,3238 4429,3232 4481,3224 4533,3209 4558,3199 4585,3192 4636,3171 4663,3154 4689,3140 4728,3109 4740,3096 4771,3064 4792,3025 4796,3018 4815,2973 4821,2927 4817,2882 4803,2836 4792,2816 4783,2791 4756,2746 4740,2726 4724,2701 4691,2655 4689,2650 4674,2610 4659,2565 4638,2519 4636,2515 4623,2473 4601,2428 4585,2402 4578,2383 4556,2338 4533,2301 4529,2292 4510,2247 4491,2202 4481,2177 4476,2156 4466,2111 4449,2066 4429,2032 4425,2020 4403,1975 4378,1942 4371,1929 4336,1884 4326,1874 4299,1839 4275,1815 4253,1793 4222,1766 4200,1748 4171,1724 4139,1703 4119,1687 4070,1658 4067,1655 4015,1618 4004,1612 3964,1578 3951,1566 3930,1521 3930,1476 3934,1431 3928,1385 3912,1351 3909,1340 3885,1295 3860,1266 3848,1249 3808,1208 3804,1203 3756,1158 3705,1113 3705,1112 3653,1070 3649,1068 3601,1031 3589,1022 3549,991 3532,977 3498,944 3487,931 3446,887 3445,886 3405,840 3394,830 3354,795 3342,785 3291,752 3286,750 3239,723 3187,708 3170,705 3135,694 3084,686 3032,685 2980,688 2928,694 2877,699 2825,694 2773,681 2721,668 2671,659 2670,659 2618,644 2566,631 2514,622 2463,615 2458,614 2411,598 2359,580 2336,569 2307,544 2291,523 2266,477 2256,459 2247,432 2227,387 2204,353 2198,342 2167,296 2152,279 2130,251 2100,219 2090,206 2051,160 2049,157 2014,115 1997,99 1959,70 1945,60 1893,34 1860,24">
          <text:p/>
        </draw:polygon>
        <draw:line draw:style-name="gr7" draw:text-style-name="P6" draw:layer="layout" svg:x1="0.994cm" svg:y1="4.435cm" svg:x2="0.994cm" svg:y2="0.4cm">
          <text:p/>
        </draw:line>
        <draw:line draw:style-name="gr7" draw:text-style-name="P6" draw:layer="layout" svg:x1="0.961cm" svg:y1="4.435cm" svg:x2="0.995cm" svg:y2="4.435cm">
          <text:p/>
        </draw:line>
        <draw:line draw:style-name="gr7" draw:text-style-name="P6" draw:layer="layout" svg:x1="0.94cm" svg:y1="3.09cm" svg:x2="1.003cm" svg:y2="3.09cm">
          <text:p/>
        </draw:line>
        <draw:line draw:style-name="gr7" draw:text-style-name="P6" draw:layer="layout" svg:x1="0.94cm" svg:y1="1.745cm" svg:x2="1.003cm" svg:y2="1.745cm">
          <text:p/>
        </draw:line>
        <draw:line draw:style-name="gr7" draw:text-style-name="P6" draw:layer="layout" svg:x1="0.94cm" svg:y1="0.4cm" svg:x2="1.003cm" svg:y2="0.4cm">
          <text:p/>
        </draw:line>
        <draw:line draw:style-name="gr7" draw:text-style-name="P6" draw:layer="layout" svg:x1="0.996cm" svg:y1="4.435cm" svg:x2="6.12cm" svg:y2="4.435cm">
          <text:p/>
        </draw:line>
        <draw:line draw:style-name="gr7" draw:text-style-name="P6" draw:layer="layout" svg:x1="1.722cm" svg:y1="4.499cm" svg:x2="1.722cm" svg:y2="4.435cm">
          <text:p/>
        </draw:line>
        <draw:line draw:style-name="gr7" draw:text-style-name="P6" draw:layer="layout" svg:x1="3.54cm" svg:y1="4.499cm" svg:x2="3.54cm" svg:y2="4.435cm">
          <text:p/>
        </draw:line>
        <draw:line draw:style-name="gr7" draw:text-style-name="P6" draw:layer="layout" svg:x1="5.357cm" svg:y1="4.5cm" svg:x2="5.357cm" svg:y2="4.435cm">
          <text:p/>
        </draw:line>
        <draw:path draw:style-name="gr8" draw:text-style-name="P7" draw:layer="layout" svg:width="1.853cm" svg:height="2.445cm" svg:x="2.82cm" svg:y="1.071cm" svg:viewBox="0 0 1854 2446" svg:d="M440 9l-433 435-6-27-1-46 5-44 7-46 9-45-1 1 190-190 36-20v-1l53-18c0-1 0-1 0-1l41-5 11-2h1 1l32 2 19 1h1l52 9zM576 67l3 1 26 31 2 4 33 45 16 26 3 3-497 500-13-22c0-1-1-1-1-2l-12-13-35-45-4-6c0 0 0-1-1-1l-18-21zM231 802l525-528 6 4h1l22 8 30 7c1 0 1 0 1 0l53 1 12-2 43 22-10-4-630 632-6-28-15-46h-1l-10-24c0-1 0-1 0-1l-10-21-23-45zM307 1113l752-754 19 5 5 1 47 12h1l52 23 16 11 36 19-35-19-868 871-1-4-6-45-7-46-7-45-6-45zM352 1457l963-967 17 12 6 4h1l51 33 13 8 39 24-9-5-1057 1061-6-32-8-45-5-45v-1l-5-45-4-45zM392 1804l1145-1149 10 11 15 19c1 0 1 0 1 0l30 45c0 0 1 0 1 1l5 11 18 34-2-4-1226 1229-1-42v-45l1-45 2-46 2-46zM1666 914l18 45 13 45c0 1 0 1 0 1l7 33 4 11v1l3 13-1210 1214-24-44-23-46-3-5-18-30zM1749 1220l3 11 3 16 11 29 16 45 15 44-1077 1081h-6-1l-51-8c0 0-1 0-2 0l-47-21-5-2c-1 0-1 0-1-1l-27-22zM918 2441l928-930 5 39 2 45 1 46-3 46-7 46 5-32-687 690-32 10-52 10-35 7-17 3-52 12c0 1 0 1 0 1l-52 7h-1l-51 1z">
          <text:p/>
        </draw:path>
        <draw:path draw:style-name="gr5" draw:text-style-name="P5" draw:layer="layout" svg:width="1.841cm" svg:height="2.436cm" svg:x="2.827cm" svg:y="1.08cm" svg:viewBox="0 0 1842 2437" svg:d="M433 0l16 3h1l52 18-2 5 2-5 36 18 17 8 14 11-499 500-15-18-17-21-15-23-19-45-4-17zM13 228v-1-1l6-45 4-45v-1-1l7-4 1-1h1l51-29 30-15 22-13 52-27 12-6 3-1zM652 168l12 16 36 46 1 2c1 0 1 0 1 1l47 32-525 527-12-24-19-39-4-7-29-45-5-9zM907 301l9 4 12 6 40 16 51 15 32 8-751 754-2-16-1-4-5-42-4-45-7-46-4-18zM1192 402l36 19v1l35 26 16 11h1l28 22-964 967-4-43-4-46-6-45-6-41zM1426 557l9 5 29 22 23 20h1l27 26 15 16-1146 1149 1-27-1-45c0 0 0-1-1-1l-4-45-8-45v-1l-2-14zM1608 763l2 4v1l17 45 13 46 4 12 15 32c0 1 0 1 0 1v1l-1233 1238-6-9c0-1 0-1 0-1l-23-45-6-12-5-36-4-45v-3zM1704 1054l9 32 11 46 11 45 7 34-1169 1172-24-21c-1 0-2-1-2-2l-31-44c-1-1-1-1-1-1v-1l-20-44c0-1 0-1 0-2h-1zM1790 1355l1 2 9 26 9 20 17 45v1l11 46 1 7-927 930-48 1c-1 0-1 0-1 0h-51l-52 3-46 1zM1842 1692l-5 32-13 46h-1l-22 45c0 0 0 1-1 1l-1 2-22 43v1l-30 38-6 7-1 1-45 45c0 1 0 1 0 2-1 0-1 0-1 0l-50 44h-1l-1 1-51 45-47 45-5 4-38 40v1l-13 13-33 32c-1 0-1 0-1 0l-19 17-36 29-16 12-42 33-9 8-51 38-1 1h-1l-51 33h-1l-26 12-25 12c-1 0-1 0-1 0l-21 7z">
          <text:p/>
        </draw:path>
        <draw:polygon draw:style-name="gr9" draw:text-style-name="P6" draw:layer="layout" svg:width="2.587cm" svg:height="2.433cm" svg:x="2.077cm" svg:y="1.077cm" svg:viewBox="0 0 2588 2434" draw:points="1248,29 1196,12 1144,3 1125,2 1092,0 1081,2 1041,7 989,26 950,48 937,54 885,81 864,93 834,108 782,137 780,138 730,170 707,184 678,200 627,216 575,217 523,203 490,184 471,171 420,142 404,138 368,128 316,130 288,138 264,145 213,174 201,184 161,229 161,230 132,274 112,320 109,326 88,365 61,411 57,416 28,455 7,501 6,510 0,547 5,592 6,596 17,637 34,683 57,727 58,728 100,773 109,780 161,795 213,796 264,801 306,818 316,825 347,864 355,909 348,955 331,1000 316,1035 310,1046 285,1091 269,1136 266,1181 280,1227 306,1272 316,1288 335,1317 368,1358 372,1363 419,1409 420,1409 457,1453 471,1470 492,1499 523,1535 533,1544 575,1577 598,1590 627,1605 678,1632 684,1635 730,1667 750,1680 782,1704 813,1726 834,1742 867,1771 885,1787 917,1816 937,1834 971,1861 989,1876 1025,1907 1041,1922 1065,1953 1092,1988 1099,1998 1123,2043 1144,2077 1150,2088 1172,2134 1196,2173 1199,2179 1222,2224 1248,2270 1248,2270 1268,2315 1300,2360 1300,2360 1351,2404 1356,2406 1403,2426 1455,2434 1507,2433 1559,2431 1610,2431 1662,2429 1714,2422 1766,2410 1783,2406 1817,2400 1869,2389 1921,2373 1946,2360 1973,2349 2024,2316 2025,2315 2076,2277 2085,2270 2128,2237 2143,2224 2180,2196 2198,2179 2231,2147 2245,2134 2283,2093 2288,2088 2335,2044 2336,2043 2387,1999 2388,1998 2439,1953 2439,1953 2485,1907 2490,1900 2520,1861 2542,1819 2543,1816 2566,1771 2579,1726 2586,1680 2588,1635 2588,1590 2585,1544 2579,1499 2568,1453 2551,1409 2542,1388 2533,1363 2517,1317 2501,1272 2490,1242 2487,1227 2477,1181 2467,1136 2455,1091 2443,1046 2439,1033 2432,1000 2419,955 2401,909 2387,877 2382,864 2369,818 2352,773 2335,739 2329,728 2299,683 2283,664 2259,637 2231,611 2209,592 2180,571 2141,547 2128,538 2076,505 2069,501 2024,466 2007,455 1973,430 1937,411 1921,400 1869,377 1822,365 1817,364 1766,351 1714,336 1673,320 1662,314 1610,286 1588,274 1559,256 1508,229 1507,228 1455,190 1446,184 1403,144 1398,138 1352,93 1351,93 1300,55 1284,48">
          <text:p/>
        </draw:polygon>
        <draw:polygon draw:style-name="gr10" draw:text-style-name="P6" draw:layer="layout" svg:width="2.31cm" svg:height="2.947cm" svg:x="2.813cm" svg:y="0.663cm" svg:viewBox="0 0 2311 2948" draw:points="150,1 98,0 87,8 47,53 46,55 35,98 27,144 19,189 14,235 9,280 6,325 6,371 11,416 20,461 28,507 30,552 27,597 21,643 12,688 5,734 0,779 1,825 12,870 31,915 46,939 63,961 98,1000 103,1006 137,1051 150,1066 168,1097 197,1142 201,1148 219,1187 242,1233 253,1253 263,1278 279,1323 289,1369 295,1414 300,1460 305,1502 305,1505 311,1550 318,1595 325,1641 331,1686 338,1731 343,1777 348,1823 352,1868 357,1913 357,1913 362,1958 370,2004 379,2049 386,2094 391,2140 393,2186 391,2231 389,2276 388,2321 388,2367 389,2412 393,2457 400,2503 408,2538 410,2548 423,2594 443,2639 460,2668 468,2684 492,2730 512,2759 522,2775 564,2819 565,2820 615,2856 638,2866 667,2879 719,2891 771,2893 822,2888 874,2881 926,2874 978,2868 1029,2866 1081,2866 1083,2866 1133,2862 1185,2853 1237,2845 1288,2846 1340,2860 1350,2866 1392,2890 1428,2911 1444,2921 1495,2941 1548,2948 1599,2945 1651,2936 1702,2919 1721,2911 1754,2897 1806,2868 1811,2866 1858,2844 1909,2832 1962,2830 2013,2824 2025,2820 2065,2806 2105,2775 2116,2762 2138,2730 2158,2684 2169,2660 2178,2639 2200,2594 2220,2551 2222,2548 2244,2503 2259,2457 2269,2412 2272,2394 2277,2367 2283,2321 2288,2276 2294,2231 2301,2186 2308,2140 2311,2094 2310,2049 2304,2004 2295,1958 2283,1913 2272,1870 2271,1868 2263,1823 2255,1777 2245,1731 2232,1686 2220,1656 2215,1641 2198,1595 2178,1550 2169,1531 2158,1505 2143,1460 2132,1414 2126,1369 2123,1323 2118,1278 2116,1272 2110,1233 2094,1187 2068,1142 2065,1137 2033,1097 2013,1075 1984,1051 1962,1033 1909,1006 1858,980 1835,961 1806,937 1789,915 1754,873 1753,870 1722,825 1702,795 1693,779 1663,734 1651,716 1627,688 1599,658 1574,643 1548,624 1495,621 1463,643 1444,652 1392,688 1392,688 1340,712 1288,723 1237,718 1185,705 1133,688 1133,688 1081,668 1029,660 978,671 926,687 921,688 874,696 822,696 793,688 771,681 719,645 717,643 682,597 667,578 651,552 618,507 615,503 580,461 564,444 525,416 512,404 471,371 460,355 438,325 418,280 408,258 396,235 369,189 357,171 333,144 305,112 291,98 253,62 241,53 201,27 166,8">
          <text:p/>
        </draw:polygon>
        <draw:g draw:style-name="gr11">
          <draw:custom-shape draw:style-name="gr12" draw:text-style-name="P8" draw:layer="layout" svg:width="0.5cm" svg:height="0.5cm" svg:x="6.85cm" svg:y="2.6cm">
            <text:p/>
            <draw:enhanced-geometry svg:viewBox="0 0 21600 21600" draw:type="rectangle" draw:enhanced-path="M 0 0 L 21600 0 21600 21600 0 21600 0 0 Z N"/>
          </draw:custom-shape>
          <draw:frame draw:style-name="gr13" draw:text-style-name="P9" draw:layer="layout" svg:width="2.45cm" svg:height="0.955cm" svg:x="7.2cm" svg:y="2.38cm">
            <draw:text-box>
              <text:p><text:span text:style-name="T3">Correlative</text:span></text:p>
              <text:p><text:span text:style-name="T3">climatic niche</text:span></text:p>
            </draw:text-box>
          </draw:frame>
          <draw:custom-shape draw:style-name="gr14" draw:text-style-name="P10" draw:layer="layout" svg:width="0.5cm" svg:height="0.5cm" svg:x="6.85cm" svg:y="1.6cm">
            <text:p/>
            <draw:enhanced-geometry svg:viewBox="0 0 21600 21600" draw:type="rectangle" draw:enhanced-path="M 0 0 L 21600 0 21600 21600 0 21600 0 0 Z N"/>
          </draw:custom-shape>
          <draw:frame draw:style-name="gr13" draw:text-style-name="P9" draw:layer="layout" svg:width="2.65cm" svg:height="0.955cm" svg:x="7.2cm" svg:y="1.4cm">
            <draw:text-box>
              <text:p><text:span text:style-name="T3">Process-explicit</text:span></text:p>
              <text:p><text:span text:style-name="T3">climatic niche</text:span></text:p>
            </draw:text-box>
          </draw:fram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0cm" fo:page-height="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4-06-30T11:55:49.898000000</meta:creation-date>
    <dc:date>2024-07-02T12:48:52.973000000</dc:date>
    <dc:creator>Victor Van der Meersch</dc:creator>
    <meta:editing-duration>PT7M6S</meta:editing-duration>
    <meta:editing-cycles>3</meta:editing-cycles>
    <meta:generator>LibreOffice/24.2.0.3$Windows_X86_64 LibreOffice_project/da48488a73ddd66ea24cf16bbc4f7b9c08e9bea1</meta:generator>
    <meta:document-statistic meta:object-count="24"/>
  </office:meta>
</office:document-meta>
</file>